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30.4.14</text:span></text:p>
      <text:p text:style-name="P4"/>
      <text:p text:style-name="P4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0143</text:span></text:p>
      <text:p text:style-name="P9"/>
      <text:p text:style-name="Standard"><text:span text:style-name="T4">שם העסק/מבנה</text:span><text:span text:style-name="T3"> <text:s text:c="2"/></text:span><text:span text:style-name="T1">מיבנה <text:s/>מגורים רב קומות</text:span></text:p>
      <text:p text:style-name="P10"/>
      <text:p text:style-name="Standard"><text:span text:style-name="T4">כתובת</text:span><text:span text:style-name="T1"> <text:s/>גולדה מאיר 13 ראשון לציון.</text:span></text:p>
      <text:p text:style-name="P10"/>
      <text:p text:style-name="Standard"><text:span text:style-name="T4">טלפון</text:span><text:span text:style-name="T1"> <text:s text:c="141"/></text:span></text:p>
      <text:p text:style-name="P10"/>
      <text:p text:style-name="Standard"><text:span text:style-name="T4">המפתחות נמצאים</text:span><text:span text:style-name="T1"> <text:s/></text:span></text:p>
      <text:p text:style-name="P4"/>
      <text:p text:style-name="Standard"><text:span text:style-name="T4">מיקום מפסק זרם ראשי</text:span><text:span text:style-name="T1"> <text:s/>פאנל כבאים מפלס כניסה ראשית. <text:s text:c="3"/>חדר חשמל קומת קרקע בלובי. <text:s text:c="23"/></text:span></text:p>
      <text:p text:style-name="Standard"><text:span text:style-name="T1"><text:s text:c="154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3"/>
      <text:p text:style-name="Standard"><text:span text:style-name="T4">מיקום ברזי כיבוי עיקריים "3</text:span><text:span text:style-name="T1"> <text:s/>רחבת כיבוי מערבית , <text:s/>רחבת כיבוי מזרחית ברז כיבוי הידרנט.</text:span></text:p>
      <text:p text:style-name="Standard"><text:span text:style-name="T1"><text:s text:c="51"/>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ז גפ"מ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ן תת קרקעי <text:s text:c="7"/>מחסנים בקומת קרקע</text:span></text:p>
          </table:table-cell>
        </table:table-row>
      </table:table>
      <text:p text:style-name="Standard"><text:span text:style-name="T1"><text:s text:c="368"/></text:span></text:p>
      <text:p text:style-name="Standard"><text:bookmark-start text:name="_GoBack"/><text:span text:style-name="T1"><text:s text:c="160"/></text:span></text:p>
      <text:p text:style-name="P6"><text:bookmark-end text:name="_GoBack"/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2 צוברים ממוקמים בחלקו הצפון מערבי של חצר הבניין.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גנרטור חירום נמצא בקומת חניון 1-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עליון, וחדר משאבות תחתון קומה 1-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בכול קומה יש מגוף שליטה ספרינקלרים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ניון תת קרקעי</text:span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3</meta:editing-cycles>
    <meta:print-date>2012-01-05T11:00:00</meta:print-date>
    <meta:creation-date>2014-04-30T11:08:00</meta:creation-date>
    <dc:date>2014-04-30T11:09:00</dc:date>
    <meta:editing-duration>PT1S</meta:editing-duration>
    <meta:generator>OpenOffice/4.0.1$Win32 OpenOffice.org_project/401m5$Build-9714</meta:generator>
    <meta:document-statistic meta:table-count="6" meta:image-count="0" meta:object-count="0" meta:page-count="2" meta:paragraph-count="54" meta:word-count="180" meta:character-count="19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